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rive.google.com/file/d/1QZtdt5Nh_rXAtgP6CI0alOYwb6g8Z019/view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7:45:09.362449602</meta:creation-date>
    <meta:generator>LibreOffice/6.4.7.2$Linux_X86_64 LibreOffice_project/40$Build-2</meta:generator>
    <dc:date>2021-06-03T17:46:22.830079891</dc:date>
    <meta:editing-duration>PT1M14S</meta:editing-duration>
    <meta:editing-cycles>1</meta:editing-cycles>
    <meta:document-statistic meta:table-count="0" meta:image-count="0" meta:object-count="0" meta:page-count="1" meta:paragraph-count="1" meta:word-count="1" meta:character-count="82" meta:non-whitespace-character-count="82"/>
  </office:meta>
</office:document-meta>
</file>